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29a05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Heading_20_1" style:master-page-name="First_20_Page">
      <style:paragraph-properties style:page-number="auto"/>
      <style:text-properties officeooo:paragraph-rsid="00026450"/>
    </style:style>
    <style:style style:name="P16" style:family="paragraph">
      <style:paragraph-properties style:writing-mode="lr-tb"/>
    </style:style>
    <style:style style:name="P17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officeooo:rsid="0007ca56"/>
    </style:style>
    <style:style style:name="T17" style:family="text">
      <style:text-properties officeooo:rsid="00157cb9"/>
    </style:style>
    <style:style style:name="T18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299974714512" text:id="ct140299974714512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299972526112" text:id="ct140299972526112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299965429072" text:id="ct140299965429072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5" text:outline-level="1"><text:change text:change-id="ct140299974714512"/>Adopted as a NMRA <text:span text:style-name="T16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5">Adopted</text:span> column in the <text:span text:style-name="T14">Version History</text:span> table below.</text:p>
      <text:h text:style-name="Heading_20_1" text:outline-level="1"><text:change text:change-id="ct140299972526112"/><text:change-start text:change-id="ct140299965429072"/>Version History<text:change-end text:change-id="ct140299965429072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 <text:span text:style-name="T17">submitted for public comment</text:span>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29a05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3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16:13:20.840545725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1" text:anchor-type="paragraph" svg:x="-0.078in" svg:y="0.3075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TCP Physical Layer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TN-</text:span><text:span text:style-name="MT11">9.7.1.2</text:span><text:span text:style-name="MT12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0</meta:editing-cycles>
    <meta:editing-duration>PT19H57M29S</meta:editing-duration>
    <meta:generator>LibreOffice/4.4.0.3$MacOSX_X86_64 LibreOffice_project/de093506bcdc5fafd9023ee680b8c60e3e0645d7</meta:generator>
    <dc:date>2016-02-08T16:13:20.664646000</dc:date>
    <meta:printed-by>Bob Jacobsen</meta:printed-by>
    <meta:print-date>2010-09-15T08:46:04</meta:print-date>
    <meta:document-statistic meta:table-count="2" meta:image-count="1" meta:object-count="0" meta:page-count="1" meta:paragraph-count="14" meta:word-count="82" meta:character-count="493" meta:non-whitespace-character-count="418"/>
  </office:meta>
</office:document-meta>
</file>